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465a4" fo:border="0.74pt solid #000000"/>
      <style:text-properties fo:color="#dee6ef"/>
    </style:style>
    <style:style style:name="ce1" style:family="table-cell" style:parent-style-name="Default">
      <style:table-cell-properties fo:border="0.74pt solid #000000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apellido_paterno</text:p>
          </table:table-cell>
          <table:table-cell table:style-name="ce3" office:value-type="string" calcext:value-type="string">
            <text:p>apellido_materno</text:p>
          </table:table-cell>
          <table:table-cell table:style-name="ce3" office:value-type="string" calcext:value-type="string">
            <text:p>numero_de_contacto</text:p>
          </table:table-cell>
          <table:table-cell table:style-name="ce3" office:value-type="string" calcext:value-type="string">
            <text:p>correo_electronico</text:p>
          </table:table-cell>
        </table:table-row>
        <table:table-row table:style-name="ro2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pan text:style-name="T1"><text:a xlink:href="mailto:jesus@gmail.com" xlink:type="simple">jesus@gmail.com</text:a></text:span>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5:21:02.7397799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15:21:11.797852367</dc:date>
    <meta:editing-duration>PT30M34S</meta:editing-duration>
    <meta:editing-cycles>18</meta:editing-cycles>
    <meta:generator>LibreOffice/7.5.4.2$Linux_X86_64 LibreOffice_project/36ccfdc35048b057fd9854c757a8b67ec53977b6</meta:generator>
    <meta:document-statistic meta:table-count="1" meta:cell-count="15" meta:object-count="0"/>
  </office:meta>
</office:document-meta>
</file>